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2.0264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9189in"/>
    </style:style>
    <style:style style:name="co10" style:family="table-column">
      <style:table-column-properties fo:break-before="auto" style:column-width="2.0583in"/>
    </style:style>
    <style:style style:name="co11" style:family="table-column">
      <style:table-column-properties fo:break-before="auto" style:column-width="2.2728in"/>
    </style:style>
    <style:style style:name="co12" style:family="table-column">
      <style:table-column-properties fo:break-before="auto" style:column-width="2.1764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1.3291in"/>
    </style:style>
    <style:style style:name="co16" style:family="table-column">
      <style:table-column-properties fo:break-before="auto" style:column-width="1.3937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1.1575in"/>
    </style:style>
    <style:style style:name="co19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4ea6b" fo:border="0.06pt solid #000000"/>
    </style:style>
    <style:style style:name="ce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9fcf" fo:border="0.06pt solid #000000"/>
    </style:style>
    <style:style style:name="ce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order="0.06pt solid #000000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11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7" style:family="table-cell" style:parent-style-name="Default" style:data-style-name="N11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ne Rule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9"/>
        <table:table-column table:style-name="co3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ONE RULE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356" calcext:value-type="percentage">
            <text:p>73.5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356" calcext:value-type="percentage">
            <text:p>73.5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236" calcext:value-type="percentage">
            <text:p>72.3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356" calcext:value-type="percentage">
            <text:p>73.5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356" calcext:value-type="percentage">
            <text:p>73.5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356" calcext:value-type="percentage">
            <text:p>73.56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231" calcext:value-type="percentage">
            <text:p>72.3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23" calcext:value-type="percentage">
            <text:p>72.30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office:value-type="percentage" office:value="0.7361" calcext:value-type="percentage">
            <text:p>73.6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table:style-name="ce13" office:value-type="percentage" office:value="0.7364" calcext:value-type="percentage">
            <text:p>73.64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7604" calcext:value-type="percentage">
            <text:p>76.04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7647" calcext:value-type="percentage">
            <text:p>76.47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office:value-type="percentage" office:value="0.7356" calcext:value-type="percentage">
            <text:p>73.56%</text:p>
          </table:table-cell>
          <table:table-cell/>
        </table:table-row>
      </table:table>
      <table:table table:name="Naive Bayes" table:style-name="ta1">
        <table:table-column table:style-name="co1" table:number-columns-repeated="2" table:default-cell-style-name="Default"/>
        <table:table-column table:style-name="co4" table:default-cell-style-name="ce4"/>
        <table:table-column table:style-name="co5" table:default-cell-style-name="ce9"/>
        <table:table-column table:style-name="co6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NAIVE BAYES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834" calcext:value-type="percentage">
            <text:p>78.34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906" calcext:value-type="percentage">
            <text:p>79.0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87" calcext:value-type="percentage">
            <text:p>78.70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822" calcext:value-type="percentage">
            <text:p>78.22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858" calcext:value-type="percentage">
            <text:p>78.58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846" calcext:value-type="percentage">
            <text:p>78.46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899" calcext:value-type="percentage">
            <text:p>78.99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813" calcext:value-type="percentage">
            <text:p>78.13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13" office:value-type="percentage" office:value="0.809" calcext:value-type="percentage">
            <text:p>80.90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office:value-type="percentage" office:value="0.7984" calcext:value-type="percentage">
            <text:p>79.84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8296" calcext:value-type="percentage">
            <text:p>82.96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8352" calcext:value-type="percentage">
            <text:p>83.52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office:value-type="percentage" office:value="0.7858" calcext:value-type="percentage">
            <text:p>78.58%</text:p>
          </table:table-cell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7" table:default-cell-style-name="ce4"/>
        <table:table-column table:style-name="co1" table:default-cell-style-name="ce9"/>
        <table:table-column table:style-name="co4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KNN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894" calcext:value-type="percentage">
            <text:p>78.94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894" calcext:value-type="percentage">
            <text:p>78.94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894" calcext:value-type="percentage">
            <text:p>78.94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942" calcext:value-type="percentage">
            <text:p>79.42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858" calcext:value-type="percentage">
            <text:p>78.58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918" calcext:value-type="percentage">
            <text:p>79.18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708" calcext:value-type="percentage">
            <text:p>77.08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871" calcext:value-type="percentage">
            <text:p>78.7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13" office:value-type="percentage" office:value="0.7951" calcext:value-type="percentage">
            <text:p>79.51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office:value-type="percentage" office:value="0.7831" calcext:value-type="percentage">
            <text:p>78.3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7904" calcext:value-type="percentage">
            <text:p>79.04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847" calcext:value-type="percentage">
            <text:p>84.70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office:value-type="percentage" office:value="0.7918" calcext:value-type="percentage">
            <text:p>79.18%</text:p>
          </table:table-cell>
          <table:table-cell/>
        </table:table-row>
      </table:table>
      <table:table table:name="C4.5" table:style-name="ta1">
        <table:table-column table:style-name="co1" table:number-columns-repeated="2" table:default-cell-style-name="Default"/>
        <table:table-column table:style-name="co8" table:default-cell-style-name="ce4"/>
        <table:table-column table:style-name="co1" table:default-cell-style-name="ce9"/>
        <table:table-column table:style-name="co8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C4.5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93" calcext:value-type="percentage">
            <text:p>79.30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811" calcext:value-type="percentage">
            <text:p>78.11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87" calcext:value-type="percentage">
            <text:p>78.70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93" calcext:value-type="percentage">
            <text:p>79.30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811" calcext:value-type="percentage">
            <text:p>78.11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93" calcext:value-type="percentage">
            <text:p>79.30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971" calcext:value-type="percentage">
            <text:p>79.71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9" calcext:value-type="percentage">
            <text:p>79.00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office:value-type="percentage" office:value="0.802" calcext:value-type="percentage">
            <text:p>80.20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office:value-type="percentage" office:value="0.8023" calcext:value-type="percentage">
            <text:p>80.23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7964" calcext:value-type="percentage">
            <text:p>79.64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847" calcext:value-type="percentage">
            <text:p>84.70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table:style-name="ce13" office:value-type="percentage" office:value="0.8062" calcext:value-type="percentage">
            <text:p>80.62%</text:p>
          </table:table-cell>
          <table:table-cell table:style-name="ce16" office:value-type="string" calcext:value-type="string">
            <text:p>BEST</text:p>
          </table:table-cell>
        </table:table-row>
      </table:table>
      <table:table table:name="PART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" table:default-cell-style-name="ce9"/>
        <table:table-column table:style-name="co10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PART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918" calcext:value-type="percentage">
            <text:p>79.18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978" calcext:value-type="percentage">
            <text:p>79.78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942" calcext:value-type="percentage">
            <text:p>79.42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846" calcext:value-type="percentage">
            <text:p>78.46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834" calcext:value-type="percentage">
            <text:p>78.34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87" calcext:value-type="percentage">
            <text:p>78.70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828" calcext:value-type="percentage">
            <text:p>78.28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696" calcext:value-type="percentage">
            <text:p>76.96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table:style-name="ce13" office:value-type="percentage" office:value="0.802" calcext:value-type="percentage">
            <text:p>80.20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office:value-type="percentage" office:value="0.7984" calcext:value-type="percentage">
            <text:p>79.84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7666" calcext:value-type="percentage">
            <text:p>76.66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8" calcext:value-type="percentage">
            <text:p>80.00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office:value-type="percentage" office:value="0.7906" calcext:value-type="percentage">
            <text:p>79.06%</text:p>
          </table:table-cell>
          <table:table-cell/>
        </table:table-row>
      </table:table>
      <table:table table:name="Random Forest" table:style-name="ta1">
        <table:table-column table:style-name="co1" table:number-columns-repeated="2" table:default-cell-style-name="Default"/>
        <table:table-column table:style-name="co11" table:default-cell-style-name="ce4"/>
        <table:table-column table:style-name="co1" table:default-cell-style-name="ce9"/>
        <table:table-column table:style-name="co12" table:default-cell-style-name="ce12"/>
        <table:table-column table:style-name="co1" table:default-cell-style-name="ce37"/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Random Forest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8" office:value-type="string" calcext:value-type="string">
            <text:p>Correctly Classified Instances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table:style-name="ce13" office:value-type="percentage" office:value="0.7703" calcext:value-type="percentage">
            <text:p>77.03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631" calcext:value-type="percentage">
            <text:p>76.31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619" calcext:value-type="percentage">
            <text:p>76.19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table:style-name="ce13" office:value-type="percentage" office:value="0.7703" calcext:value-type="percentage">
            <text:p>77.03%</text:p>
          </table:table-cell>
          <table:table-cell table:style-name="ce16" office:value-type="string" calcext:value-type="string">
            <text:p>BEST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685" calcext:value-type="percentage">
            <text:p>76.85%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643" calcext:value-type="percentage">
            <text:p>76.43%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589" calcext:value-type="percentage">
            <text:p>75.89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638" calcext:value-type="percentage">
            <text:p>76.38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66" calcext:value-type="percentage">
            <text:p>66.00%</text:p>
          </table:table-cell>
          <table:table-cell office:value-type="percentage" office:value="0.7569" calcext:value-type="percentage">
            <text:p>75.69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7" calcext:value-type="percentage">
            <text:p>70.00%</text:p>
          </table:table-cell>
          <table:table-cell office:value-type="percentage" office:value="0.7519" calcext:value-type="percentage">
            <text:p>75.19%</text:p>
          </table:table-cell>
          <table:table-cell/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8" calcext:value-type="percentage">
            <text:p>80.00%</text:p>
          </table:table-cell>
          <table:table-cell table:style-name="ce14" office:value-type="percentage" office:value="0.7604" calcext:value-type="percentage">
            <text:p>76.04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covered-table-cell table:style-name="ce6"/>
          <table:table-cell table:style-name="ce10" office:value-type="percentage" office:value="0.9" calcext:value-type="percentage">
            <text:p>90.00%</text:p>
          </table:table-cell>
          <table:table-cell table:style-name="ce14" office:value-type="percentage" office:value="0.7882" calcext:value-type="percentage">
            <text:p>78.82%</text:p>
          </table:table-cell>
          <table:table-cell table:style-name="ce17"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37"/>
          <table:table-cell office:value-type="percentage" office:value="0.7655" calcext:value-type="percentage">
            <text:p>76.55%</text:p>
          </table:table-cell>
          <table:table-cell/>
        </table:table-row>
      </table:table>
      <table:table table:name="ALL" table:style-name="ta1">
        <table:table-column table:style-name="co1" table:number-columns-repeated="2" table:default-cell-style-name="Default"/>
        <table:table-column table:style-name="co13" table:default-cell-style-name="ce9"/>
        <table:table-column table:style-name="co1" table:default-cell-style-name="ce9"/>
        <table:table-column table:style-name="co14" table:default-cell-style-name="ce12"/>
        <table:table-column table:style-name="co15" table:default-cell-style-name="ce12"/>
        <table:table-column table:style-name="co16" table:default-cell-style-name="ce26"/>
        <table:table-column table:style-name="co17" table:default-cell-style-name="ce13"/>
        <table:table-column table:style-name="co18" table:default-cell-style-name="ce26"/>
        <table:table-column table:style-name="co17" table:default-cell-style-name="ce26"/>
        <table:table-column table:style-name="co19" table:default-cell-style-name="ce12"/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9" table:number-rows-spanned="1">
            <text:p>Correctly Classified Instances by Algorithm</text:p>
          </table:table-cell>
          <table:covered-table-cell table:style-name="Default"/>
          <table:covered-table-cell table:style-name="ce2"/>
          <table:covered-table-cell table:number-columns-repeated="5" table:style-name="ce24"/>
          <table:covered-table-cell table:style-name="ce3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valuation Process</text:p>
          </table:table-cell>
          <table:covered-table-cell table:style-name="ce8"/>
          <table:table-cell table:style-name="ce15" office:value-type="string" calcext:value-type="string">
            <text:p>One Rule</text:p>
          </table:table-cell>
          <table:table-cell table:style-name="ce15" office:value-type="string" calcext:value-type="string">
            <text:p>Naive Bayes</text:p>
          </table:table-cell>
          <table:table-cell table:style-name="ce15" office:value-type="string" calcext:value-type="string">
            <text:p>KNN</text:p>
          </table:table-cell>
          <table:table-cell table:style-name="ce15" office:value-type="string" calcext:value-type="string">
            <text:p>C4.5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Random Forest</text:p>
          </table:table-cell>
          <table:table-cell table:style-name="ce25" office:value-type="string" calcext:value-type="string">
            <text:p>Avarage for Evaluation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6">
            <text:p>Cross Validation</text:p>
          </table:table-cell>
          <table:table-cell office:value-type="string" calcext:value-type="string">
            <text:p>5 folds</text:p>
          </table:table-cell>
          <table:table-cell office:value-type="percentage" office:value="0.7356" calcext:value-type="percentage">
            <text:p>73.56%</text:p>
          </table:table-cell>
          <table:table-cell office:value-type="percentage" office:value="0.7834" calcext:value-type="percentage">
            <text:p>78.34%</text:p>
          </table:table-cell>
          <table:table-cell office:value-type="percentage" office:value="0.7894" calcext:value-type="percentage">
            <text:p>78.94%</text:p>
          </table:table-cell>
          <table:table-cell office:value-type="percentage" office:value="0.793" calcext:value-type="percentage">
            <text:p>79.30%</text:p>
          </table:table-cell>
          <table:table-cell office:value-type="percentage" office:value="0.7918" calcext:value-type="percentage">
            <text:p>79.18%</text:p>
          </table:table-cell>
          <table:table-cell office:value-type="percentage" office:value="0.7703" calcext:value-type="percentage">
            <text:p>77.03%</text:p>
          </table:table-cell>
          <table:table-cell table:formula="of:=AVERAGE([.E7:.J7])" office:value-type="percentage" office:value="0.77725" calcext:value-type="percentage">
            <text:p>77.73%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0 folds</text:p>
          </table:table-cell>
          <table:table-cell office:value-type="percentage" office:value="0.7356" calcext:value-type="percentage">
            <text:p>73.56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894" calcext:value-type="percentage">
            <text:p>78.94%</text:p>
          </table:table-cell>
          <table:table-cell table:style-name="ce26" office:value-type="percentage" office:value="0.7811" calcext:value-type="percentage">
            <text:p>78.11%</text:p>
          </table:table-cell>
          <table:table-cell table:style-name="ce13" office:value-type="percentage" office:value="0.7978" calcext:value-type="percentage">
            <text:p>79.78%</text:p>
          </table:table-cell>
          <table:table-cell office:value-type="percentage" office:value="0.7631" calcext:value-type="percentage">
            <text:p>76.31%</text:p>
          </table:table-cell>
          <table:table-cell table:formula="of:=AVERAGE([.E8:.J8])" office:value-type="percentage" office:value="0.776266666666667" calcext:value-type="percentage">
            <text:p>77.63%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15 folds</text:p>
          </table:table-cell>
          <table:table-cell office:value-type="percentage" office:value="0.7236" calcext:value-type="percentage">
            <text:p>72.36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894" calcext:value-type="percentage">
            <text:p>78.94%</text:p>
          </table:table-cell>
          <table:table-cell table:style-name="ce26" office:value-type="percentage" office:value="0.787" calcext:value-type="percentage">
            <text:p>78.70%</text:p>
          </table:table-cell>
          <table:table-cell table:style-name="ce13" office:value-type="percentage" office:value="0.7942" calcext:value-type="percentage">
            <text:p>79.42%</text:p>
          </table:table-cell>
          <table:table-cell office:value-type="percentage" office:value="0.7619" calcext:value-type="percentage">
            <text:p>76.19%</text:p>
          </table:table-cell>
          <table:table-cell table:formula="of:=AVERAGE([.E9:.J9])" office:value-type="percentage" office:value="0.77385" calcext:value-type="percentage">
            <text:p>77.39%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0 folds</text:p>
          </table:table-cell>
          <table:table-cell office:value-type="percentage" office:value="0.7356" calcext:value-type="percentage">
            <text:p>73.56%</text:p>
          </table:table-cell>
          <table:table-cell office:value-type="percentage" office:value="0.7822" calcext:value-type="percentage">
            <text:p>78.22%</text:p>
          </table:table-cell>
          <table:table-cell table:style-name="ce13" office:value-type="percentage" office:value="0.7942" calcext:value-type="percentage">
            <text:p>79.42%</text:p>
          </table:table-cell>
          <table:table-cell table:style-name="ce26" office:value-type="percentage" office:value="0.793" calcext:value-type="percentage">
            <text:p>79.30%</text:p>
          </table:table-cell>
          <table:table-cell office:value-type="percentage" office:value="0.7846" calcext:value-type="percentage">
            <text:p>78.46%</text:p>
          </table:table-cell>
          <table:table-cell office:value-type="percentage" office:value="0.7703" calcext:value-type="percentage">
            <text:p>77.03%</text:p>
          </table:table-cell>
          <table:table-cell table:formula="of:=AVERAGE([.E10:.J10])" office:value-type="percentage" office:value="0.77665" calcext:value-type="percentage">
            <text:p>77.67%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25 folds</text:p>
          </table:table-cell>
          <table:table-cell office:value-type="percentage" office:value="0.7356" calcext:value-type="percentage">
            <text:p>73.56%</text:p>
          </table:table-cell>
          <table:table-cell table:number-columns-repeated="2" table:style-name="ce13" office:value-type="percentage" office:value="0.7858" calcext:value-type="percentage">
            <text:p>78.58%</text:p>
          </table:table-cell>
          <table:table-cell table:style-name="ce26" office:value-type="percentage" office:value="0.7811" calcext:value-type="percentage">
            <text:p>78.11%</text:p>
          </table:table-cell>
          <table:table-cell office:value-type="percentage" office:value="0.7834" calcext:value-type="percentage">
            <text:p>78.34%</text:p>
          </table:table-cell>
          <table:table-cell office:value-type="percentage" office:value="0.7685" calcext:value-type="percentage">
            <text:p>76.85%</text:p>
          </table:table-cell>
          <table:table-cell table:formula="of:=AVERAGE([.E11:.J11])" office:value-type="percentage" office:value="0.773366666666667" calcext:value-type="percentage">
            <text:p>77.34%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30 folds</text:p>
          </table:table-cell>
          <table:table-cell office:value-type="percentage" office:value="0.7356" calcext:value-type="percentage">
            <text:p>73.56%</text:p>
          </table:table-cell>
          <table:table-cell office:value-type="percentage" office:value="0.7846" calcext:value-type="percentage">
            <text:p>78.46%</text:p>
          </table:table-cell>
          <table:table-cell office:value-type="percentage" office:value="0.7918" calcext:value-type="percentage">
            <text:p>79.18%</text:p>
          </table:table-cell>
          <table:table-cell office:value-type="percentage" office:value="0.793" calcext:value-type="percentage">
            <text:p>79.30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643" calcext:value-type="percentage">
            <text:p>76.43%</text:p>
          </table:table-cell>
          <table:table-cell table:formula="of:=AVERAGE([.E12:.J12])" office:value-type="percentage" office:value="0.77605" calcext:value-type="percentage">
            <text:p>77.61%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 table:number-columns-spanned="1" table:number-rows-spanned="6">
            <text:p>Percentage Split</text:p>
          </table:table-cell>
          <table:table-cell table:style-name="ce10" office:value-type="percentage" office:value="0.5" calcext:value-type="percentage">
            <text:p>50.00%</text:p>
          </table:table-cell>
          <table:table-cell office:value-type="percentage" office:value="0.7231" calcext:value-type="percentage">
            <text:p>72.31%</text:p>
          </table:table-cell>
          <table:table-cell office:value-type="percentage" office:value="0.7899" calcext:value-type="percentage">
            <text:p>78.99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71" calcext:value-type="percentage">
            <text:p>79.71%</text:p>
          </table:table-cell>
          <table:table-cell office:value-type="percentage" office:value="0.7828" calcext:value-type="percentage">
            <text:p>78.28%</text:p>
          </table:table-cell>
          <table:table-cell office:value-type="percentage" office:value="0.7589" calcext:value-type="percentage">
            <text:p>75.89%</text:p>
          </table:table-cell>
          <table:table-cell table:formula="of:=AVERAGE([.E13:.J13])" office:value-type="percentage" office:value="0.770433333333333" calcext:value-type="percentage">
            <text:p>77.04%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10" office:value-type="percentage" office:value="0.6" calcext:value-type="percentage">
            <text:p>60.00%</text:p>
          </table:table-cell>
          <table:table-cell office:value-type="percentage" office:value="0.723" calcext:value-type="percentage">
            <text:p>72.30%</text:p>
          </table:table-cell>
          <table:table-cell office:value-type="percentage" office:value="0.7813" calcext:value-type="percentage">
            <text:p>78.13%</text:p>
          </table:table-cell>
          <table:table-cell office:value-type="percentage" office:value="0.7871" calcext:value-type="percentage">
            <text:p>78.71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7696" calcext:value-type="percentage">
            <text:p>76.96%</text:p>
          </table:table-cell>
          <table:table-cell office:value-type="percentage" office:value="0.7638" calcext:value-type="percentage">
            <text:p>76.38%</text:p>
          </table:table-cell>
          <table:table-cell table:formula="of:=AVERAGE([.E14:.J14])" office:value-type="percentage" office:value="0.769133333333333" calcext:value-type="percentage">
            <text:p>76.91%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10" office:value-type="percentage" office:value="0.66" calcext:value-type="percentage">
            <text:p>66.00%</text:p>
          </table:table-cell>
          <table:table-cell office:value-type="percentage" office:value="0.7361" calcext:value-type="percentage">
            <text:p>73.61%</text:p>
          </table:table-cell>
          <table:table-cell table:style-name="ce13" office:value-type="percentage" office:value="0.809" calcext:value-type="percentage">
            <text:p>80.90%</text:p>
          </table:table-cell>
          <table:table-cell office:value-type="percentage" office:value="0.7951" calcext:value-type="percentage">
            <text:p>79.51%</text:p>
          </table:table-cell>
          <table:table-cell table:style-name="ce26" office:value-type="percentage" office:value="0.802" calcext:value-type="percentage">
            <text:p>80.20%</text:p>
          </table:table-cell>
          <table:table-cell office:value-type="percentage" office:value="0.802" calcext:value-type="percentage">
            <text:p>80.20%</text:p>
          </table:table-cell>
          <table:table-cell office:value-type="percentage" office:value="0.7569" calcext:value-type="percentage">
            <text:p>75.69%</text:p>
          </table:table-cell>
          <table:table-cell table:style-name="ce13" table:formula="of:=AVERAGE([.E15:.J15])" office:value-type="percentage" office:value="0.783516666666667" calcext:value-type="percentage">
            <text:p>78.35%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10" office:value-type="percentage" office:value="0.7" calcext:value-type="percentage">
            <text:p>70.00%</text:p>
          </table:table-cell>
          <table:table-cell table:style-name="ce26" office:value-type="percentage" office:value="0.7364" calcext:value-type="percentage">
            <text:p>73.64%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8023" calcext:value-type="percentage">
            <text:p>80.23%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7519" calcext:value-type="percentage">
            <text:p>75.19%</text:p>
          </table:table-cell>
          <table:table-cell table:formula="of:=AVERAGE([.E16:.J16])" office:value-type="percentage" office:value="0.778416666666667" calcext:value-type="percentage">
            <text:p>77.84%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10" office:value-type="percentage" office:value="0.8" calcext:value-type="percentage">
            <text:p>80.00%</text:p>
          </table:table-cell>
          <table:table-cell table:style-name="ce26" office:value-type="percentage" office:value="0.7604" calcext:value-type="percentage">
            <text:p>76.04%</text:p>
          </table:table-cell>
          <table:table-cell table:style-name="ce13" office:value-type="percentage" office:value="0.8296" calcext:value-type="percentage">
            <text:p>82.96%</text:p>
          </table:table-cell>
          <table:table-cell office:value-type="percentage" office:value="0.7904" calcext:value-type="percentage">
            <text:p>79.04%</text:p>
          </table:table-cell>
          <table:table-cell table:style-name="ce26" office:value-type="percentage" office:value="0.7964" calcext:value-type="percentage">
            <text:p>79.64%</text:p>
          </table:table-cell>
          <table:table-cell office:value-type="percentage" office:value="0.7666" calcext:value-type="percentage">
            <text:p>76.66%</text:p>
          </table:table-cell>
          <table:table-cell office:value-type="percentage" office:value="0.7604" calcext:value-type="percentage">
            <text:p>76.04%</text:p>
          </table:table-cell>
          <table:table-cell table:style-name="ce14" table:formula="of:=AVERAGE([.E17:.J17])" office:value-type="percentage" office:value="0.783966666666667" calcext:value-type="percentage">
            <text:p>78.40%</text:p>
          </table:table-cell>
        </table:table-row>
        <table:table-row table:style-name="ro1">
          <table:table-cell table:number-columns-repeated="2"/>
          <table:covered-table-cell table:style-name="ce21"/>
          <table:table-cell table:style-name="ce10" office:value-type="percentage" office:value="0.9" calcext:value-type="percentage">
            <text:p>90.00%</text:p>
          </table:table-cell>
          <table:table-cell table:style-name="ce26" office:value-type="percentage" office:value="0.7647" calcext:value-type="percentage">
            <text:p>76.47%</text:p>
          </table:table-cell>
          <table:table-cell table:style-name="ce26" office:value-type="percentage" office:value="0.8352" calcext:value-type="percentage">
            <text:p>83.52%</text:p>
          </table:table-cell>
          <table:table-cell table:style-name="ce13" office:value-type="percentage" office:value="0.847" calcext:value-type="percentage">
            <text:p>84.70%</text:p>
          </table:table-cell>
          <table:table-cell office:value-type="percentage" office:value="0.847" calcext:value-type="percentage">
            <text:p>84.7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882" calcext:value-type="percentage">
            <text:p>78.82%</text:p>
          </table:table-cell>
          <table:table-cell table:style-name="ce14" table:formula="of:=AVERAGE([.E18:.J18])" office:value-type="percentage" office:value="0.813683333333333" calcext:value-type="percentage">
            <text:p>81.37%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eave One Out Fold</text:p>
          </table:table-cell>
          <table:covered-table-cell table:style-name="ce24"/>
          <table:table-cell office:value-type="percentage" office:value="0.7356" calcext:value-type="percentage">
            <text:p>73.56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7918" calcext:value-type="percentage">
            <text:p>79.18%</text:p>
          </table:table-cell>
          <table:table-cell office:value-type="percentage" office:value="0.8062" calcext:value-type="percentage">
            <text:p>80.62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655" calcext:value-type="percentage">
            <text:p>76.55%</text:p>
          </table:table-cell>
          <table:table-cell table:formula="of:=AVERAGE([.E19:.J19])" office:value-type="percentage" office:value="0.77925" calcext:value-type="percentage">
            <text:p>77.93%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Avarage for Algorithm</text:p>
          </table:table-cell>
          <table:covered-table-cell table:style-name="ce37"/>
          <table:table-cell table:style-name="ce27" table:formula="of:=AVERAGE([.E7:.E19])" office:value-type="percentage" office:value="0.736992307692308" calcext:value-type="percentage">
            <text:p>73.70%</text:p>
          </table:table-cell>
          <table:table-cell table:style-name="ce27" table:formula="of:=AVERAGE([.F7:.F19])" office:value-type="percentage" office:value="0.7956" calcext:value-type="percentage">
            <text:p>79.56%</text:p>
          </table:table-cell>
          <table:table-cell table:style-name="ce27" table:formula="of:=AVERAGE([.G7:.G19])" office:value-type="percentage" office:value="0.792715384615385" calcext:value-type="percentage">
            <text:p>79.27%</text:p>
          </table:table-cell>
          <table:table-cell table:style-name="ce27" table:formula="of:=AVERAGE([.H7:.H19])" office:value-type="percentage" office:value="0.797630769230769" calcext:value-type="percentage">
            <text:p>79.76%</text:p>
          </table:table-cell>
          <table:table-cell table:style-name="ce27" table:formula="of:=AVERAGE([.I7:.I19])" office:value-type="percentage" office:value="0.788369230769231" calcext:value-type="percentage">
            <text:p>78.84%</text:p>
          </table:table-cell>
          <table:table-cell table:style-name="ce27" table:formula="of:=AVERAGE([.J7:.J19])" office:value-type="percentage" office:value="0.764923076923077" calcext:value-type="percentage">
            <text:p>76.49%</text:p>
          </table:table-cell>
          <table:table-cell table:style-name="ce27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Ranking of Algorithms</text:p>
          </table:table-cell>
          <table:covered-table-cell table:style-name="ce51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7:14:34.204549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32:58.041655294</meta:creation-date>
    <dc:date>2022-03-24T17:58:36.216848638</dc:date>
    <meta:editing-duration>PT1H50M29S</meta:editing-duration>
    <meta:editing-cycles>10</meta:editing-cycles>
    <meta:generator>LibreOffice/6.4.7.2$Linux_X86_64 LibreOffice_project/40$Build-2</meta:generator>
    <meta:document-statistic meta:table-count="7" meta:cell-count="340" meta:object-count="0"/>
  </office:meta>
</office:document-meta>
</file>